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ppc.ru/wp-content/uploads/2023/01/iot-24-2021.pdf" text:style-name="Internet_20_link" text:visited-style-name="Visited_20_Internet_20_Link">https://gppc.ru/wp-content/uploads/2023/01/iot-24-2021.pdf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23:51:59.302000000</meta:creation-date>
    <dc:date>2025-02-17T23:52:09.058000000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59" meta:non-whitespace-character-count="58"/>
    <meta:generator>LibreOffice/24.8.0.3$Windows_X86_64 LibreOffice_project/0bdf1299c94fe897b119f97f3c613e9dca6be583</meta:generator>
  </office:meta>
</office:document-meta>
</file>